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573cm" svg:height="19.177cm" svg:x="5.953cm" svg:y="3.667cm">
          <text:p/>
        </draw:rect>
        <draw:line draw:style-name="gr2" draw:text-style-name="P1" draw:layer="layout" svg:x1="5.953cm" svg:y1="5.572cm" svg:x2="18.526cm" svg:y2="5.572cm">
          <text:p/>
        </draw:line>
        <draw:frame draw:style-name="gr3" draw:layer="layout" svg:width="3.812cm" svg:height="0.963cm" svg:x="10.652cm" svg:y="4.175cm">
          <draw:text-box>
            <text:p>MazeSelect</text:p>
          </draw:text-box>
        </draw:frame>
        <draw:frame draw:style-name="gr3" draw:text-style-name="P2" draw:layer="layout" svg:width="9.904cm" svg:height="2.621cm" svg:x="6.588cm" svg:y="6.08cm">
          <draw:text-box>
            <text:p><text:span text:style-name="T1">+lblTitle,lblMazeOneIMG;label</text:span></text:p>
            <text:p><text:span text:style-name="T1">+lblMazeTwoIMG,lblMazeThreeIMG;label</text:span></text:p>
            <text:p><text:span text:style-name="T1">+btnMazeOne,btnMazeTwo,btnMazeThree;Button</text:span></text:p>
            <text:p><text:span text:style-name="T1">-select;stackpane</text:span></text:p>
            <text:p><text:span text:style-name="T1"/></text:p>
          </draw:text-box>
        </draw:frame>
        <draw:line draw:style-name="gr2" draw:text-style-name="P1" draw:layer="layout" svg:x1="5.953cm" svg:y1="8.112cm" svg:x2="18.526cm" svg:y2="8.112cm">
          <text:p/>
        </draw:line>
        <draw:frame draw:style-name="gr4" draw:layer="layout" svg:width="6.09cm" svg:height="3.099cm" svg:x="6.715cm" svg:y="8.493cm">
          <draw:text-box>
            <text:p>+main(String[] args)</text:p>
            <text:p>+MazeSelect()</text:p>
            <text:p>-closing()</text:p>
            <text:p>+getSelect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16T15:26:59.70</meta:creation-date>
    <dc:date>2019-05-16T15:32:30.51</dc:date>
    <meta:editing-duration>PT5M30S</meta:editing-duration>
    <meta:editing-cycles>1</meta:editing-cycles>
    <meta:document-statistic meta:object-count="6"/>
    <meta:generator>OpenOffice/4.1.5$Win32 OpenOffice.org_project/415m1$Build-9789</meta:generator>
  </office:meta>
</office:document-meta>
</file>